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Calibri" svg:font-family="Calibri" style:font-family-generic="swiss"/>
    <style:font-face style:name="Arial2" svg:font-family="Arial" style:font-family-generic="system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" svg:font-family="N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Adressen" style:family="table">
      <style:table-properties style:width="16.501cm" fo:margin-top="0cm" fo:margin-bottom="0cm" table:align="margins" fo:background-color="transparent">
        <style:background-image/>
      </style:table-properties>
    </style:style>
    <style:style style:name="Adressen.A" style:family="table-column">
      <style:table-column-properties style:column-width="11.298cm" style:rel-column-width="44869*"/>
    </style:style>
    <style:style style:name="Adressen.B" style:family="table-column">
      <style:table-column-properties style:column-width="5.203cm" style:rel-column-width="20666*"/>
    </style:style>
    <style:style style:name="Adressen.1" style:family="table-row">
      <style:table-row-properties style:row-height="6.2cm" fo:background-color="transparent">
        <style:background-image/>
      </style:table-row-properties>
    </style:style>
    <style:style style:name="Adressen.A1" style:family="table-cell">
      <style:table-cell-properties fo:padding="0cm" fo:border="none"/>
    </style:style>
    <style:style style:name="StudierendenDaten" style:family="table">
      <style:table-properties style:width="16.503cm" fo:margin-left="0cm" table:align="left" style:writing-mode="lr-tb"/>
    </style:style>
    <style:style style:name="StudierendenDaten.A" style:family="table-column">
      <style:table-column-properties style:column-width="7.793cm"/>
    </style:style>
    <style:style style:name="StudierendenDaten.B" style:family="table-column">
      <style:table-column-properties style:column-width="8.71cm"/>
    </style:style>
    <style:style style:name="StudierendenDaten.A1" style:family="table-cell">
      <style:table-cell-properties fo:padding="0cm" fo:border="none"/>
    </style:style>
    <style:style style:name="_24__24__7b_ROWCONTEXTS_3d_allFinalExams_2c__3a_finalExams_7d_" style:display-name="$${ROWCONTEXTS=allFinalExams,:finalExams}" style:family="table">
      <style:table-properties style:width="16.491cm" table:align="left" fo:background-color="transparent" style:writing-mode="page">
        <style:background-image/>
      </style:table-properties>
    </style:style>
    <style:style style:name="_24__24__7b_ROWCONTEXTS_3d_allFinalExams_2c__3a_finalExams_7d_.A" style:display-name="$${ROWCONTEXTS=allFinalExams,:finalExams}.A" style:family="table-column">
      <style:table-column-properties style:column-width="2.487cm"/>
    </style:style>
    <style:style style:name="_24__24__7b_ROWCONTEXTS_3d_allFinalExams_2c__3a_finalExams_7d_.B" style:display-name="$${ROWCONTEXTS=allFinalExams,:finalExams}.B" style:family="table-column">
      <style:table-column-properties style:column-width="1.905cm"/>
    </style:style>
    <style:style style:name="_24__24__7b_ROWCONTEXTS_3d_allFinalExams_2c__3a_finalExams_7d_.C" style:display-name="$${ROWCONTEXTS=allFinalExams,:finalExams}.C" style:family="table-column">
      <style:table-column-properties style:column-width="2.619cm"/>
    </style:style>
    <style:style style:name="_24__24__7b_ROWCONTEXTS_3d_allFinalExams_2c__3a_finalExams_7d_.D" style:display-name="$${ROWCONTEXTS=allFinalExams,:finalExams}.D" style:family="table-column">
      <style:table-column-properties style:column-width="6.191cm"/>
    </style:style>
    <style:style style:name="_24__24__7b_ROWCONTEXTS_3d_allFinalExams_2c__3a_finalExams_7d_.E" style:display-name="$${ROWCONTEXTS=allFinalExams,:finalExams}.E" style:family="table-column">
      <style:table-column-properties style:column-width="3.288cm"/>
    </style:style>
    <style:style style:name="_24__24__7b_ROWCONTEXTS_3d_allFinalExams_2c__3a_finalExams_7d_.1" style:display-name="$${ROWCONTEXTS=allFinalExams,:finalExams}.1" style:family="table-row">
      <style:table-row-properties fo:background-color="transparent" fo:keep-together="auto">
        <style:background-image/>
      </style:table-row-properties>
    </style:style>
    <style:style style:name="_24__24__7b_ROWCONTEXTS_3d_allFinalExams_2c__3a_finalExams_7d_.A1" style:display-name="$${ROWCONTEXTS=allFinalExams,:finalExams}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24__24__7b_ROWCONTEXTS_3d_allFinalExams_2c__3a_finalExams_7d_.B1" style:display-name="$${ROWCONTEXTS=allFinalExams,:finalExams}.B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C1" style:display-name="$${ROWCONTEXTS=allFinalExams,:finalExams}.C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D1" style:display-name="$${ROWCONTEXTS=allFinalExams,:finalExams}.D1" style:family="table-cell">
      <style:table-cell-properties fo:padding="0.097cm" fo:border-left="0.05pt solid #000000" fo:border-right="none" fo:border-top="0.05pt solid #000000" fo:border-bottom="0.05pt solid #000000"/>
    </style:style>
    <style:style style:name="_24__24__7b_ROWCONTEXTS_3d_allFinalExams_2c__3a_finalExams_7d_.E1" style:display-name="$${ROWCONTEXTS=allFinalExams,:finalExams}.E1" style:family="table-cell">
      <style:table-cell-properties fo:padding="0.097cm" fo:border="0.05pt solid #000000"/>
    </style:style>
    <style:style style:name="_24__24__7b_ROWCONTEXTS_3d_allFinalExams_2c__3a_finalExams_7d_.2" style:display-name="$${ROWCONTEXTS=allFinalExams,:finalExams}.2" style:family="table-row">
      <style:table-row-properties fo:keep-together="auto"/>
    </style:style>
    <style:style style:name="_24__24__7b_ROWCONTEXTS_3d_allFinalExams_2c__3a_finalExams_7d_.A2" style:display-name="$${ROWCONTEXTS=allFinalExams,:finalExams}.A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B2" style:display-name="$${ROWCONTEXTS=allFinalExams,:finalExams}.B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C2" style:display-name="$${ROWCONTEXTS=allFinalExams,:finalExams}.C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D2" style:display-name="$${ROWCONTEXTS=allFinalExams,:finalExams}.D2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E2" style:display-name="$${ROWCONTEXTS=allFinalExams,:finalExams}.E2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FinalExams_2c__3a_finalExams_7d_.3" style:display-name="$${ROWCONTEXTS=allFinalExams,:finalExams}.3" style:family="table-row">
      <style:table-row-properties fo:keep-together="auto"/>
    </style:style>
    <style:style style:name="_24__24__7b_ROWCONTEXTS_3d_allFinalExams_2c__3a_finalExams_7d_.A3" style:display-name="$${ROWCONTEXTS=allFinalExams,:finalExams}.A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B3" style:display-name="$${ROWCONTEXTS=allFinalExams,:finalExams}.B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C3" style:display-name="$${ROWCONTEXTS=allFinalExams,:finalExams}.C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D3" style:display-name="$${ROWCONTEXTS=allFinalExams,:finalExams}.D3" style:family="table-cell">
      <style:table-cell-properties fo:padding="0.097cm" fo:border-left="0.05pt solid #000000" fo:border-right="none" fo:border-top="none" fo:border-bottom="0.05pt solid #000000"/>
    </style:style>
    <style:style style:name="_24__24__7b_ROWCONTEXTS_3d_allFinalExams_2c__3a_finalExams_7d_.E3" style:display-name="$${ROWCONTEXTS=allFinalExams,:finalExams}.E3" style:family="table-cell">
      <style:table-cell-properties fo:padding="0.097cm" fo:border-left="0.05pt solid #000000" fo:border-right="0.05pt solid #000000" fo:border-top="none" fo:border-bottom="0.05pt solid #000000"/>
    </style:style>
    <style:style style:name="_24__24__7b_ROWCONTEXTS_3d_allStudyPeriodsReverse_2c__3a_progressStudyNrList_3a_progressList_7d_" style:display-name="$${ROWCONTEXTS=allStudyPeriodsReverse,:progressStudyNrList:progressList}" style:family="table">
      <style:table-properties style:width="16.51cm" fo:margin-left="0cm" table:align="left" style:may-break-between-rows="true"/>
    </style:style>
    <style:style style:name="_24__24__7b_ROWCONTEXTS_3d_allStudyPeriodsReverse_2c__3a_progressStudyNrList_3a_progressList_7d_.A" style:display-name="$${ROWCONTEXTS=allStudyPeriodsReverse,:progressStudyNrList:progressList}.A" style:family="table-column">
      <style:table-column-properties style:column-width="1.997cm"/>
    </style:style>
    <style:style style:name="_24__24__7b_ROWCONTEXTS_3d_allStudyPeriodsReverse_2c__3a_progressStudyNrList_3a_progressList_7d_.B" style:display-name="$${ROWCONTEXTS=allStudyPeriodsReverse,:progressStudyNrList:progressList}.B" style:family="table-column">
      <style:table-column-properties style:column-width="3.501cm"/>
    </style:style>
    <style:style style:name="_24__24__7b_ROWCONTEXTS_3d_allStudyPeriodsReverse_2c__3a_progressStudyNrList_3a_progressList_7d_.C" style:display-name="$${ROWCONTEXTS=allStudyPeriodsReverse,:progressStudyNrList:progressList}.C" style:family="table-column">
      <style:table-column-properties style:column-width="2.399cm"/>
    </style:style>
    <style:style style:name="_24__24__7b_ROWCONTEXTS_3d_allStudyPeriodsReverse_2c__3a_progressStudyNrList_3a_progressList_7d_.D" style:display-name="$${ROWCONTEXTS=allStudyPeriodsReverse,:progressStudyNrList:progressList}.D" style:family="table-column">
      <style:table-column-properties style:column-width="3.704cm"/>
    </style:style>
    <style:style style:name="_24__24__7b_ROWCONTEXTS_3d_allStudyPeriodsReverse_2c__3a_progressStudyNrList_3a_progressList_7d_.E" style:display-name="$${ROWCONTEXTS=allStudyPeriodsReverse,:progressStudyNrList:progressList}.E" style:family="table-column">
      <style:table-column-properties style:column-width="1.998cm"/>
    </style:style>
    <style:style style:name="_24__24__7b_ROWCONTEXTS_3d_allStudyPeriodsReverse_2c__3a_progressStudyNrList_3a_progressList_7d_.F" style:display-name="$${ROWCONTEXTS=allStudyPeriodsReverse,:progressStudyNrList:progressList}.F" style:family="table-column">
      <style:table-column-properties style:column-width="2.91cm"/>
    </style:style>
    <style:style style:name="_24__24__7b_ROWCONTEXTS_3d_allStudyPeriodsReverse_2c__3a_progressStudyNrList_3a_progressList_7d_.1" style:display-name="$${ROWCONTEXTS=allStudyPeriodsReverse,:progressStudyNrList:progressList}.1" style:family="table-row">
      <style:table-row-properties style:min-row-height="1.496cm" fo:keep-together="always"/>
    </style:style>
    <style:style style:name="_24__24__7b_ROWCONTEXTS_3d_allStudyPeriodsReverse_2c__3a_progressStudyNrList_3a_progressList_7d_.A1" style:display-name="$${ROWCONTEXTS=allStudyPeriodsReverse,:progressStudyNrList:progressList}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F1" style:display-name="$${ROWCONTEXTS=allStudyPeriodsReverse,:progressStudyNrList:progressList}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_24__24__7b_ROWCONTEXTS_3d_allStudyPeriodsReverse_2c__3a_progressStudyNrList_3a_progressList_7d_.2" style:display-name="$${ROWCONTEXTS=allStudyPeriodsReverse,:progressStudyNrList:progressList}.2" style:family="table-row">
      <style:table-row-properties style:min-row-height="0.224cm" fo:keep-together="always"/>
    </style:style>
    <style:style style:name="_24__24__7b_ROWCONTEXTS_3d_allStudyPeriodsReverse_2c__3a_progressStudyNrList_3a_progressList_7d_.A2" style:display-name="$${ROWCONTEXTS=allStudyPeriodsReverse,:progressStudyNrList:progressList}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F2" style:display-name="$${ROWCONTEXTS=allStudyPeriodsReverse,:progressStudyNrList:progressList}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_24__24__7b_ROWCONTEXTS_3d_allStudyPeriodsReverse_2c__3a_progressStudyNrList_3a_progressList_7d_.3" style:display-name="$${ROWCONTEXTS=allStudyPeriodsReverse,:progressStudyNrList:progressList}.3" style:family="table-row">
      <style:table-row-properties fo:keep-together="always"/>
    </style:style>
    <style:style style:name="P1" style:family="paragraph" style:parent-style-name="Header">
      <style:text-properties style:font-name="Calibri2" fo:font-size="11pt" officeooo:rsid="002b936a" officeooo:paragraph-rsid="00794fdd" style:font-size-asian="11pt" style:font-size-complex="11pt"/>
    </style:style>
    <style:style style:name="P2" style:family="paragraph" style:parent-style-name="Text_20_body_20__28_user_29_">
      <style:paragraph-properties fo:margin-left="0cm" fo:margin-right="0cm" fo:margin-top="0cm" fo:margin-bottom="0.011cm" loext:contextual-spacing="false" fo:text-indent="0cm" style:auto-text-indent="false" style:writing-mode="lr-tb">
        <style:tab-stops/>
      </style:paragraph-properties>
      <style:text-properties fo:font-size="10pt" officeooo:paragraph-rsid="00cd223d" style:font-size-asian="10pt" style:font-size-complex="10pt"/>
    </style:style>
    <style:style style:name="P3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style:font-name="Calibri2" fo:font-size="8pt" officeooo:paragraph-rsid="00cd223d" style:font-size-asian="8pt" style:font-name-complex="Calibri2" style:font-size-complex="8pt"/>
    </style:style>
    <style:style style:name="P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00" style:font-name="Calibri2" fo:font-size="8pt" fo:language="en" fo:country="US" fo:font-style="italic" officeooo:paragraph-rsid="00cd223d" style:font-size-asian="8pt" style:font-style-asian="italic" style:font-name-complex="Calibri2" style:font-size-complex="8pt" style:font-style-complex="italic"/>
    </style:style>
    <style:style style:name="P5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vertical-align="auto" style:writing-mode="lr-tb">
        <style:tab-stops/>
      </style:paragraph-properties>
      <style:text-properties fo:color="#000000" style:font-name="Calibri2" fo:font-size="11pt" fo:language="en" fo:country="US" fo:font-style="italic" officeooo:rsid="002b936a" officeooo:paragraph-rsid="00cd223d" style:font-size-asian="11pt" style:font-style-asian="italic" style:font-name-complex="Calibri2" style:font-size-complex="11pt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>
        <style:tab-stops>
          <style:tab-stop style:position="10.038cm"/>
        </style:tab-stops>
      </style:paragraph-properties>
      <style:text-properties style:font-name="Calibri2" fo:font-size="11pt" officeooo:rsid="002b936a" officeooo:paragraph-rsid="008831e6" style:font-size-asian="11pt" style:font-size-complex="11pt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none">
        <style:tab-stops/>
      </style:paragraph-properties>
      <style:text-properties style:font-name="Calibri2" fo:font-size="11pt" officeooo:rsid="002b936a" officeooo:paragraph-rsid="00933b4e" style:font-size-asian="11pt" style:font-size-complex="11pt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ideograph-alpha" style:vertical-align="auto"/>
      <style:text-properties fo:color="#7f7f7f" style:font-name="Calibri" fo:font-size="8pt" fo:language="de" fo:country="DE" fo:font-style="italic" fo:font-weight="normal" officeooo:paragraph-rsid="00c44e02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2" fo:font-size="11pt" fo:language="en" fo:country="GB" fo:font-weight="normal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>
        <style:tab-stops>
          <style:tab-stop style:position="5.503cm"/>
          <style:tab-stop style:position="10.98cm"/>
        </style:tab-stops>
      </style:paragraph-properties>
      <style:text-properties fo:color="#7f7f7f" style:font-name="Calibri" fo:font-size="8pt" fo:language="de" fo:country="DE" fo:font-style="italic" fo:font-weight="normal" officeooo:rsid="004d029d" officeooo:paragraph-rsid="00c44e02" fo:background-color="transparent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page"/>
      <style:text-properties fo:color="#000000" style:font-name="Calibri2" fo:font-size="11pt" fo:language="de" fo:country="DE" fo:font-style="italic" fo:font-weight="bold" officeooo:rsid="002fcf1f" officeooo:paragraph-rsid="00c44e02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2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2" fo:font-size="11pt" fo:language="en" fo:country="GB" fo:font-weight="normal" officeooo:rsid="00329abb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use-window-font-color="true" style:font-name="Calibri2" fo:font-size="11pt" fo:language="en" fo:country="GB" fo:font-weight="normal" officeooo:rsid="0043ef01" officeooo:paragraph-rsid="00c44e02" style:font-name-asian="Arial" style:font-size-asian="11pt" style:language-asian="de" style:country-asian="DE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" fo:font-size="8pt" fo:language="de" fo:country="DE" fo:font-style="italic" fo:font-weight="normal" officeooo:rsid="002d809c" officeooo:paragraph-rsid="00c44e02" style:font-name-asian="Arial" style:font-size-asian="8pt" style:language-asian="de" style:country-asian="DE" style:font-style-asian="italic" style:font-weight-asian="normal" style:font-name-complex="Calibri3" style:font-size-complex="8pt" style:language-complex="ar" style:country-complex="SA" style:font-style-complex="italic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" fo:font-size="8pt" fo:language="de" fo:country="DE" fo:font-style="italic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7f7f7f" style:font-name="Calibri" fo:font-size="8pt" fo:language="de" fo:country="DE" fo:font-style="italic" officeooo:rsid="008ac373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>
        <style:tab-stops>
          <style:tab-stop style:position="6.174cm"/>
          <style:tab-stop style:position="9.377cm"/>
          <style:tab-stop style:position="10.435cm"/>
        </style:tab-stops>
      </style:paragraph-properties>
      <style:text-properties fo:color="#000000" style:font-name="Calibri2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2" fo:font-size="11pt" fo:language="de" fo:country="DE" fo:font-weight="normal" officeooo:paragraph-rsid="00c44e02" style:font-name-asian="Arial" style:font-size-asian="11pt" style:language-asian="de" style:country-asian="DE" style:font-weight-asian="normal" style:font-name-complex="Times New Roman" style:font-size-complex="11pt" style:language-complex="ar" style:country-complex="SA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2" fo:font-size="11pt" fo:language="en" fo:country="GB" fo:font-weight="normal" officeooo:paragraph-rsid="00c44e02" style:font-name-asian="Arial" style:font-size-asian="11pt" style:language-asian="de" style:country-asian="DE" style:font-weight-asian="normal" style:font-name-complex="Calibri2" style:font-size-complex="11pt" style:language-complex="ar" style:country-complex="SA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Calibri" fo:font-size="11pt" fo:language="de" fo:country="DE" fo:font-weight="normal" officeooo:rsid="004e6e94" officeooo:paragraph-rsid="00c44e02" fo:background-color="transparent" style:font-name-asian="Arial" style:font-size-asian="11pt" style:language-asian="de" style:country-asian="DE" style:font-weight-asian="normal" style:font-name-complex="Calibri3" style:font-size-complex="11pt" style:language-complex="ar" style:country-complex="SA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Calibri2" fo:font-size="11pt" fo:language="de" fo:country="DE" officeooo:paragraph-rsid="00c44e02" style:font-name-asian="Arial" style:font-size-asian="11pt" style:language-asian="de" style:country-asian="DE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2" fo:font-size="8pt" fo:font-style="italic" fo:font-weight="bold" officeooo:paragraph-rsid="00e2abce" style:font-size-asian="8pt" style:font-style-asian="italic" style:font-weight-asian="bold" style:font-name-complex="Calibri2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7f7f7f" style:font-name="Calibri2" fo:font-size="8pt" fo:font-style="italic" fo:font-weight="bold" officeooo:rsid="0116106c" officeooo:paragraph-rsid="00e2abce" style:font-size-asian="8pt" style:font-style-asian="italic" style:font-weight-asian="bold" style:font-name-complex="Calibri2" style:font-size-complex="8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2" fo:font-size="11pt" fo:font-weight="bold" officeooo:paragraph-rsid="00e2abce" style:font-size-asian="11pt" style:font-weight-asian="bold" style:font-name-complex="Calibri2" style:font-size-complex="11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style:font-name="Calibri2" fo:font-size="11pt" fo:language="en" fo:country="US" fo:font-weight="bold" officeooo:paragraph-rsid="00e2abce" style:font-size-asian="11pt" style:font-weight-asian="bold" style:font-name-complex="Calibri2" style:font-size-complex="11pt"/>
    </style:style>
    <style:style style:name="P27" style:family="paragraph" style:parent-style-name="Standard">
      <style:paragraph-properties fo:margin-left="0cm" fo:margin-right="0cm" fo:margin-top="0.071cm" fo:margin-bottom="0cm" loext:contextual-spacing="false" fo:text-align="start" style:justify-single-word="false" fo:orphans="2" fo:widows="2" fo:text-indent="0cm" style:auto-text-indent="false" style:text-autospace="none" style:vertical-align="auto" style:writing-mode="pag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2" fo:font-size="11pt" fo:language="de" fo:country="DE" fo:font-style="italic" fo:font-weight="bold" officeooo:rsid="002fcf1f" officeooo:paragraph-rsid="00c44e02" fo:background-color="transparent" style:font-size-asian="11pt" style:language-asian="de" style:country-asian="DE" style:font-style-asian="italic" style:font-weight-asian="bold" style:font-name-complex="Arial2" style:font-size-complex="11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8pt" officeooo:paragraph-rsid="00c44e02" style:font-size-asian="8pt" style:font-size-complex="8pt"/>
    </style:style>
    <style:style style:name="P29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style:font-name="Calibri" fo:font-size="7pt" fo:language="en" fo:country="US" fo:font-weight="bold" officeooo:paragraph-rsid="00c44e02" style:font-size-asian="7pt" style:font-weight-asian="bold" style:font-name-complex="Calibri3" style:font-size-complex="7pt" style:font-weight-complex="bold"/>
    </style:style>
    <style:style style:name="P30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style:font-name="Calibri" fo:language="en" fo:country="US" fo:font-weight="bold" officeooo:paragraph-rsid="00c44e02" style:font-weight-asian="bold" style:font-name-complex="Calibri3" style:font-weight-complex="bold"/>
    </style:style>
    <style:style style:name="P31" style:family="paragraph" style:parent-style-name="Standard">
      <style:text-properties style:font-name="Calibri" fo:font-weight="bold" officeooo:paragraph-rsid="00c5daba" style:font-weight-asian="bold" style:font-name-complex="Calibri3" style:font-weight-complex="bold"/>
    </style:style>
    <style:style style:name="P32" style:family="paragraph" style:parent-style-name="Standard">
      <style:paragraph-properties fo:line-height="100%">
        <style:tab-stops>
          <style:tab-stop style:position="10.065cm" style:type="center"/>
        </style:tab-stops>
      </style:paragraph-properties>
      <style:text-properties fo:color="#7f7f7f" style:font-name="Calibri" fo:font-size="8pt" fo:font-style="italic" fo:font-weight="bold" officeooo:rsid="0021f08e" officeooo:paragraph-rsid="00c44e02" style:font-size-asian="8pt" style:font-style-asian="italic" style:font-weight-asian="bold" style:font-name-complex="Calibri3" style:font-size-complex="8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7f7f7f" style:text-outline="false" style:text-line-through-style="none" style:text-line-through-type="none" style:font-name="Calibri2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2" style:font-size-complex="8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style:font-name="Calibri2" fo:font-size="6pt" officeooo:paragraph-rsid="00c5daba" style:font-size-asian="5.25pt" style:font-size-complex="6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Calibri2" fo:font-size="8pt" fo:font-style="italic" officeooo:paragraph-rsid="00c5daba" style:font-size-asian="8pt" style:font-style-asian="italic" style:font-size-complex="8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2" fo:font-size="8pt" fo:font-style="italic" fo:text-shadow="none" style:text-underline-style="none" fo:font-weight="normal" officeooo:paragraph-rsid="00c5daba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text-autospace="none" style:writing-mode="page">
        <style:tab-stops/>
      </style:paragraph-properties>
      <style:text-properties fo:color="#000000" style:font-name="Calibri2" fo:font-size="6pt" fo:language="de" fo:country="DE" fo:font-style="italic" fo:font-weight="bold" officeooo:rsid="00fc40b0" officeooo:paragraph-rsid="00c5daba" fo:background-color="transparent" style:font-name-asian="Arial" style:font-size-asian="5.25pt" style:language-asian="de" style:country-asian="DE" style:font-style-asian="italic" style:font-weight-asian="bold" style:font-name-complex="Arial" style:font-size-complex="6pt" style:language-complex="ar" style:country-complex="SA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style:text-autospace="none">
        <style:tab-stops/>
      </style:paragraph-properties>
      <style:text-properties fo:color="#000000" style:font-name="Calibri" fo:font-size="6pt" fo:language="en" fo:country="GB" fo:font-weight="bold" officeooo:rsid="00a28886" officeooo:paragraph-rsid="00c44e02" style:font-name-asian="Arial" style:font-size-asian="5.25pt" style:font-weight-asian="bold" style:font-name-complex="Calibri3" style:font-size-complex="6pt" style:font-weight-complex="normal"/>
    </style:style>
    <style:style style:name="P39" style:family="paragraph" style:parent-style-name="Standard">
      <style:paragraph-properties style:writing-mode="page"/>
      <style:text-properties fo:color="#000000" style:font-name="Calibri" fo:font-size="8pt" fo:font-style="italic" fo:font-weight="bold" officeooo:rsid="002fcf1f" officeooo:paragraph-rsid="00c5daba" style:font-size-asian="8pt" style:font-style-asian="italic" style:font-weight-asian="bold" style:font-name-complex="Calibri3" style:font-size-complex="8pt" style:font-weight-complex="bold"/>
    </style:style>
    <style:style style:name="P40" style:family="paragraph" style:parent-style-name="Standard">
      <style:paragraph-properties style:writing-mode="page"/>
      <style:text-properties fo:color="#000000" style:font-name="Calibri" fo:font-size="6pt" fo:font-style="italic" fo:font-weight="bold" officeooo:rsid="002fcf1f" officeooo:paragraph-rsid="00e2abce" style:font-size-asian="5.25pt" style:font-style-asian="italic" style:font-weight-asian="bold" style:font-name-complex="Calibri3" style:font-size-complex="6pt" style:font-weight-complex="bold"/>
    </style:style>
    <style:style style:name="P41" style:family="paragraph" style:parent-style-name="Table_20_Contents">
      <style:paragraph-properties style:writing-mode="page"/>
      <style:text-properties fo:color="#000000" style:font-name="Calibri" fo:font-size="8pt" fo:font-style="italic" fo:font-weight="bold" officeooo:rsid="002fcf1f" officeooo:paragraph-rsid="00c44e02" style:font-size-asian="8pt" style:font-style-asian="italic" style:font-weight-asian="bold" style:font-name-complex="Calibri3" style:font-size-complex="8pt" style:font-weight-complex="bold"/>
    </style:style>
    <style:style style:name="P42" style:family="paragraph" style:parent-style-name="Table_20_Contents">
      <style:paragraph-properties style:writing-mode="page"/>
      <style:text-properties fo:color="#000000" style:font-name="Calibri" fo:font-size="6pt" fo:font-style="normal" fo:font-weight="normal" officeooo:rsid="002fcf1f" officeooo:paragraph-rsid="00c44e02" style:font-size-asian="5.25pt" style:font-style-asian="normal" style:font-weight-asian="normal" style:font-name-complex="Calibri3" style:font-size-complex="6pt" style:font-style-complex="normal" style:font-weight-complex="normal"/>
    </style:style>
    <style:style style:name="P43" style:family="paragraph" style:parent-style-name="Table_20_Contents">
      <style:paragraph-properties style:writing-mode="page"/>
      <style:text-properties fo:color="#000000" style:font-name="Calibri" fo:font-size="6pt" fo:font-style="italic" fo:font-weight="bold" officeooo:rsid="002fcf1f" officeooo:paragraph-rsid="00c5daba" style:font-size-asian="5.25pt" style:font-style-asian="italic" style:font-weight-asian="bold" style:font-name-complex="Calibri3" style:font-size-complex="6pt" style:font-weight-complex="bold"/>
    </style:style>
    <style:style style:name="P4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text-outline="false" style:text-line-through-style="none" style:text-line-through-type="none" style:font-name="Calibri2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2" style:font-size-complex="8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text-outline="false" style:text-line-through-style="none" style:text-line-through-type="none" style:font-name="Calibri2" fo:font-size="8pt" fo:font-style="italic" fo:text-shadow="none" style:text-underline-style="none" fo:font-weight="bold" officeooo:paragraph-rsid="00c5daba" fo:background-color="transparent" style:font-size-asian="8pt" style:font-style-asian="italic" style:font-weight-asian="bold" style:font-name-complex="Calibri2" style:font-size-complex="8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7f7f7f" style:font-name="Calibri2" fo:font-size="8pt" fo:font-style="italic" fo:font-weight="bold" officeooo:rsid="0082da60" officeooo:paragraph-rsid="00c5daba" fo:background-color="transparent" style:font-size-asian="8pt" style:font-style-asian="italic" style:font-weight-asian="bold" style:font-name-complex="Calibri2" style:font-size-complex="8pt" style:font-weight-complex="bold"/>
    </style:style>
    <style:style style:name="P47" style:family="paragraph" style:parent-style-name="Standard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officeooo:paragraph-rsid="00c5daba" fo:background-color="transparent" style:font-name-asian="Ari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officeooo:paragraph-rsid="00c5daba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.049cm" fo:margin-bottom="0.049cm" loext:contextual-spacing="false" fo:text-align="center" style:justify-single-word="false"/>
      <style:text-properties style:use-window-font-color="true" style:text-outline="false" style:text-line-through-style="none" style:text-line-through-type="none" style:font-name="Calibri2" fo:font-size="2pt" fo:font-style="normal" fo:text-shadow="none" style:text-underline-style="none" fo:font-weight="normal" officeooo:paragraph-rsid="00c5daba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top="0.049cm" fo:margin-bottom="0.049cm" loext:contextual-spacing="false" fo:text-align="start" style:justify-single-word="false"/>
      <style:text-properties style:use-window-font-color="true" style:font-name="Calibri2" fo:font-size="11pt" officeooo:paragraph-rsid="00c5daba" fo:background-color="transparent" style:font-size-asian="11pt" style:font-size-complex="11pt"/>
    </style:style>
    <style:style style:name="P52" style:family="paragraph" style:parent-style-name="Standard">
      <style:paragraph-properties fo:margin-top="0.049cm" fo:margin-bottom="0.049cm" loext:contextual-spacing="false" fo:text-align="start" style:justify-single-word="false"/>
      <style:text-properties fo:color="#ff0000" style:text-outline="false" style:text-line-through-style="none" style:text-line-through-type="none" style:font-name="Calibri2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officeooo:paragraph-rsid="00c5dab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.049cm" fo:margin-bottom="0.049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officeooo:paragraph-rsid="00e6c02a" fo:background-color="transparent" style:font-name-asian="Arial1" style:font-size-asian="11pt" style:language-asian="de" style:country-asian="DE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.049cm" fo:margin-bottom="0.049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2" fo:font-size="11pt" fo:font-style="italic" fo:text-shadow="none" style:text-underline-style="none" fo:font-weight="normal" officeooo:paragraph-rsid="00c5daba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text-properties style:font-name="Calibri" fo:font-weight="normal" officeooo:paragraph-rsid="00c44e02" style:font-weight-asian="normal" style:font-name-complex="Calibri3" style:font-weight-complex="normal"/>
    </style:style>
    <style:style style:name="P57" style:family="paragraph" style:parent-style-name="Table_20_Contents">
      <style:text-properties style:font-name="Calibri" officeooo:paragraph-rsid="00c44e02" style:font-name-complex="Calibri3"/>
    </style:style>
    <style:style style:name="P58" style:family="paragraph" style:parent-style-name="Table_20_Contents">
      <style:text-properties style:font-name="Calibri" fo:language="en" fo:country="US" officeooo:paragraph-rsid="00c44e02" style:font-name-complex="Calibri3"/>
    </style:style>
    <style:style style:name="P59" style:family="paragraph" style:parent-style-name="Table_20_Contents">
      <style:text-properties fo:color="#7f7f7f" style:font-name="Calibri" fo:font-size="8pt" fo:font-style="italic" officeooo:paragraph-rsid="00c44e02" style:font-size-asian="8pt" style:font-style-asian="italic" style:font-name-complex="Calibri3" style:font-size-complex="8pt" style:font-style-complex="italic"/>
    </style:style>
    <style:style style:name="P60" style:family="paragraph" style:parent-style-name="Table_20_Contents">
      <style:text-properties fo:color="#7f7f7f" style:font-name="Calibri" fo:font-size="8pt" fo:language="en" fo:country="US" fo:font-style="italic" officeooo:rsid="01034827" officeooo:paragraph-rsid="00c44e02" style:font-size-asian="8pt" style:font-style-asian="italic" style:font-name-complex="Calibri3" style:font-size-complex="8pt" style:font-style-complex="italic"/>
    </style:style>
    <style:style style:name="P61" style:family="paragraph" style:parent-style-name="Table_20_Contents">
      <style:text-properties fo:color="#7f7f7f" style:font-name="Calibri" fo:font-size="8pt" fo:language="en" fo:country="US" fo:font-style="italic" officeooo:rsid="0105c6fe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fo:color="#7f7f7f" style:text-outline="false" style:text-line-through-style="none" style:text-line-through-type="none" style:font-name="Calibri2" fo:font-size="8pt" fo:font-style="italic" fo:text-shadow="none" style:text-underline-style="none" fo:font-weight="bold" officeooo:rsid="0082da60" officeooo:paragraph-rsid="00c5daba" fo:background-color="transparent" style:font-size-asian="8pt" style:font-style-asian="italic" style:font-weight-asian="bold" style:font-name-complex="Calibri2" style:font-size-complex="8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text-properties style:font-name="Calibri2" fo:font-size="11pt" fo:font-weight="bold" officeooo:rsid="0082da60" officeooo:paragraph-rsid="00c5daba" fo:background-color="transparent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style:font-name="Calibri2" fo:font-size="11pt" fo:font-weight="bold" officeooo:paragraph-rsid="00c5daba" fo:background-color="transparent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c5dab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left="0cm" fo:margin-right="0.91cm" fo:text-align="start" style:justify-single-word="false" fo:text-indent="0cm" style:auto-text-indent="false" style:text-autospace="ideograph-alpha" style:vertical-align="auto"/>
      <style:text-properties fo:color="#7f7f7f" style:font-name="Calibri" fo:font-size="8pt" fo:language="en" fo:country="US" fo:font-style="italic" officeooo:paragraph-rsid="00c44e02" style:font-name-asian="Arial" style:font-size-asian="8pt" style:language-asian="de" style:country-asian="DE" style:font-style-asian="italic" style:font-name-complex="Calibri3" style:font-size-complex="8pt" style:language-complex="ar" style:country-complex="SA" style:font-style-complex="italic"/>
    </style:style>
    <style:style style:name="P67" style:family="paragraph" style:parent-style-name="Table_20_Contents">
      <style:paragraph-properties fo:break-before="page"/>
      <style:text-properties style:font-name="Calibri" fo:font-size="11pt" fo:font-weight="bold" officeooo:paragraph-rsid="00c44e02" style:font-size-asian="11pt" style:font-weight-asian="bold" style:font-name-complex="Calibri3" style:font-size-complex="11pt"/>
    </style:style>
    <style:style style:name="P68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11pt" officeooo:paragraph-rsid="00e2abce" style:font-name-asian="Times New Roman1" style:font-size-asian="11pt" style:language-asian="de" style:country-asian="DE" style:font-name-complex="Calibri2" style:font-size-complex="11pt"/>
    </style:style>
    <style:style style:name="P69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2pt" officeooo:rsid="00e0c561" officeooo:paragraph-rsid="00e2abce" style:font-name-asian="Times New Roman1" style:font-size-asian="2pt" style:language-asian="de" style:country-asian="DE" style:font-name-complex="Calibri2" style:font-size-complex="2pt"/>
    </style:style>
    <style:style style:name="P70" style:family="paragraph" style:parent-style-name="Standard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0e2abce"/>
    </style:style>
    <style:style style:name="P71" style:family="paragraph" style:parent-style-name="Standard">
      <style:paragraph-properties fo:margin-top="0.071cm" fo:margin-bottom="0cm" loext:contextual-spacing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2" fo:font-size="8pt" fo:font-style="italic" fo:text-shadow="none" style:text-underline-style="none" fo:font-weight="normal" officeooo:paragraph-rsid="00e2abce" fo:background-color="transparent" style:font-name-asian="Arial" style:font-size-asian="8pt" style:language-asian="de" style:country-asian="DE" style:font-style-asian="italic" style:font-weight-asian="normal" style:font-name-complex="Calibri2" style:font-size-complex="8pt" style:font-style-complex="italic" style:font-weight-complex="normal" style:text-overline-style="none" style:text-overline-color="font-color"/>
    </style:style>
    <style:style style:name="P72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11pt" officeooo:paragraph-rsid="00e2abce" style:font-size-asian="11pt" style:language-asian="de" style:country-asian="DE" style:font-size-complex="11pt"/>
    </style:style>
    <style:style style:name="P73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11pt" officeooo:paragraph-rsid="00e2abce" fo:background-color="transparent" style:font-name-asian="Arial1" style:font-size-asian="11pt" style:language-asian="de" style:country-asian="DE" style:font-name-complex="Calibri2" style:font-size-complex="11pt"/>
    </style:style>
    <style:style style:name="P74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8pt" fo:font-style="italic" officeooo:paragraph-rsid="00e2abce" style:font-size-asian="8pt" style:language-asian="de" style:country-asian="DE" style:font-style-asian="italic" style:font-size-complex="8pt" style:font-style-complex="italic"/>
    </style:style>
    <style:style style:name="P75" style:family="paragraph" style:parent-style-name="Standard">
      <style:paragraph-properties fo:margin-top="0.071cm" fo:margin-bottom="0cm" loext:contextual-spacing="false" fo:text-align="start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2pt" officeooo:paragraph-rsid="00e2abce" style:font-size-asian="2pt" style:language-asian="de" style:country-asian="DE" style:font-size-complex="2pt"/>
    </style:style>
    <style:style style:name="P76" style:family="paragraph" style:parent-style-name="Standard">
      <style:paragraph-properties fo:margin-top="0.071cm" fo:margin-bottom="0cm" loext:contextual-spacing="false" fo:text-align="center" style:justify-single-word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style:use-window-font-color="true" style:font-name="Calibri2" fo:font-size="2pt" officeooo:paragraph-rsid="00e2abce" fo:background-color="transparent" style:font-name-asian="Arial1" style:font-size-asian="2pt" style:language-asian="de" style:country-asian="DE" style:font-name-complex="Calibri2" style:font-size-complex="2pt"/>
    </style:style>
    <style:style style:name="P77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2" fo:font-size="11pt" officeooo:paragraph-rsid="00e2abce" fo:background-color="transparent" style:font-name-asian="Times New Roman1" style:font-size-asian="11pt" style:language-asian="de" style:country-asian="DE" style:font-name-complex="Calibri2" style:font-size-complex="11pt"/>
    </style:style>
    <style:style style:name="P78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2" fo:font-size="11pt" fo:font-style="normal" fo:font-weight="normal" officeooo:paragraph-rsid="00e2abce" style:font-name-asian="Times New Roman1" style:font-size-asian="11pt" style:language-asian="de" style:country-asian="DE" style:font-style-asian="normal" style:font-weight-asian="normal" style:font-name-complex="Calibri2" style:font-size-complex="11pt" style:font-style-complex="normal" style:font-weight-complex="normal"/>
    </style:style>
    <style:style style:name="P79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2" fo:font-size="2pt" officeooo:paragraph-rsid="00e2abce" fo:background-color="transparent" style:font-name-asian="Times New Roman1" style:font-size-asian="2pt" style:language-asian="de" style:country-asian="DE" style:font-name-complex="Calibri2" style:font-size-complex="2pt"/>
    </style:style>
    <style:style style:name="P80" style:family="paragraph" style:parent-style-name="Standard">
      <style:paragraph-properties fo:margin-top="0.071cm" fo:margin-bottom="0cm" loext:contextual-spacing="false" fo:keep-with-next="always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font-name="Calibri2" fo:font-size="2pt" fo:font-style="normal" fo:font-weight="normal" officeooo:paragraph-rsid="00e2abce" style:font-name-asian="Times New Roman1" style:font-size-asian="2pt" style:language-asian="de" style:country-asian="DE" style:font-style-asian="normal" style:font-weight-asian="normal" style:font-name-complex="Calibri2" style:font-size-complex="2pt" style:font-style-complex="normal" style:font-weight-complex="normal"/>
    </style:style>
    <style:style style:name="P81" style:family="paragraph" style:parent-style-name="Table_20_Contents">
      <style:paragraph-properties fo:margin-top="0.071cm" fo:margin-bottom="0cm" loext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style:text-outline="false" style:text-line-through-style="none" style:text-line-through-type="none" style:font-name="Calibri2" fo:font-size="8pt" fo:font-style="italic" fo:text-shadow="none" style:text-underline-style="none" fo:font-weight="normal" officeooo:paragraph-rsid="00e2abce" fo:background-color="transparent" style:font-name-asian="Arial" style:font-size-asian="8pt" style:language-asian="de" style:country-asian="DE" style:font-style-asian="italic" style:font-weight-asian="normal" style:font-name-complex="Calibri2" style:font-size-complex="8pt" style:font-style-complex="italic" style:font-weight-complex="normal" style:text-overline-style="none" style:text-overline-color="font-color"/>
    </style:style>
    <style:style style:name="P82" style:family="paragraph" style:parent-style-name="Heading_20_1">
      <style:paragraph-properties fo:line-height="100%" fo:text-align="center" style:justify-single-word="false">
        <style:tab-stops>
          <style:tab-stop style:position="10.065cm" style:type="center"/>
        </style:tab-stops>
      </style:paragraph-properties>
      <style:text-properties fo:color="#000000" style:font-name="Calibri2" fo:font-size="12pt" fo:language="en" fo:country="US" fo:font-weight="bold" officeooo:paragraph-rsid="00c44e02" style:font-name-asian="Arial" style:font-size-asian="12pt" style:font-weight-asian="bold" style:font-name-complex="Calibri2" style:font-size-complex="12pt" style:font-weight-complex="bold"/>
    </style:style>
    <style:style style:name="P83" style:family="paragraph" style:parent-style-name="Table_20_Contents">
      <style:text-properties style:font-name="Calibri" fo:font-size="11pt" fo:font-weight="bold" officeooo:paragraph-rsid="00c44e02" style:font-size-asian="11pt" style:font-weight-asian="bold" style:font-name-complex="Calibri3" style:font-size-complex="11pt"/>
    </style:style>
    <style:style style:name="P84" style:family="paragraph" style:parent-style-name="Table_20_Contents">
      <style:paragraph-properties style:writing-mode="page"/>
      <style:text-properties fo:color="#000000" style:font-name="Calibri" fo:font-size="8pt" fo:font-style="italic" fo:font-weight="bold" officeooo:rsid="002fcf1f" officeooo:paragraph-rsid="00c44e02" style:font-size-asian="8pt" style:font-style-asian="italic" style:font-weight-asian="bold" style:font-name-complex="Calibri3" style:font-size-complex="8pt" style:font-weight-complex="bold"/>
    </style:style>
    <style:style style:name="P85" style:family="paragraph" style:parent-style-name="Table_20_Contents">
      <style:paragraph-properties style:writing-mode="page"/>
      <style:text-properties fo:color="#000000" style:font-name="Calibri" fo:font-size="10pt" fo:font-style="italic" fo:font-weight="bold" officeooo:rsid="00e9b555" officeooo:paragraph-rsid="00e9b555" style:font-size-asian="10pt" style:font-style-asian="italic" style:font-weight-asian="bold" style:font-name-complex="Calibri3" style:font-size-complex="10pt" style:font-weight-complex="bold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d07a88"/>
    </style:style>
    <style:style style:name="T2" style:family="text">
      <style:text-properties officeooo:rsid="00a4d7e3"/>
    </style:style>
    <style:style style:name="T3" style:family="text">
      <style:text-properties style:font-name="Calibri2" fo:font-size="8pt" style:font-size-asian="8pt" style:font-name-complex="Calibri2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Calibri2" fo:font-size="8pt" fo:language="de" fo:country="DE" fo:font-style="normal" fo:text-shadow="none" style:text-underline-style="none" fo:font-weight="normal" style:font-size-asian="8pt" style:font-style-asian="normal" style:font-weight-asian="normal" style:font-name-complex="Calibri2" style:font-size-complex="8pt" style:font-style-complex="normal" style:font-weight-complex="bold" style:text-overline-style="none" style:text-overline-color="font-color"/>
    </style:style>
    <style:style style:name="T5" style:family="tex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T6" style:family="text">
      <style:text-properties style:use-window-font-color="true" fo:font-size="8pt" fo:font-style="italic" officeooo:rsid="0096052b" style:font-size-asian="8pt" style:font-style-asian="italic" style:font-size-complex="8pt" style:font-style-complex="italic"/>
    </style:style>
    <style:style style:name="T7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8pt" fo:font-style="normal" fo:text-shadow="none" style:text-underline-style="none" fo:font-weight="normal" officeooo:rsid="010fc8aa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fo:font-size="9pt" fo:language="en" fo:country="US" fo:font-style="normal" fo:font-weight="normal" style:font-name-asian="Arial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1" style:family="text">
      <style:text-properties fo:color="#000000" fo:font-size="9pt" fo:language="en" fo:country="US" fo:font-style="normal" fo:font-weight="normal" officeooo:rsid="001cb148" style:font-name-asian="Arial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2" style:family="text">
      <style:text-properties fo:color="#000000" fo:font-size="9pt" fo:language="en" fo:country="US" fo:font-style="normal" fo:font-weight="normal" officeooo:rsid="00a5b9da" style:font-name-asian="Arial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3" style:family="text">
      <style:text-properties fo:color="#000000" fo:font-size="9pt" fo:language="en" fo:country="US" fo:font-style="normal" fo:font-weight="normal" officeooo:rsid="00d07a88" style:font-name-asian="Arial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4" style:family="text">
      <style:text-properties fo:color="#000000" style:font-name="Calibri2" fo:font-size="11pt" fo:font-style="normal" officeooo:rsid="009cde81" fo:background-color="transparent" loext:char-shading-value="0" style:font-name-asian="Arial" style:font-size-asian="11pt" style:font-style-asian="normal" style:font-name-complex="Arial" style:font-size-complex="11pt" style:font-style-complex="normal"/>
    </style:style>
    <style:style style:name="T15" style:family="text">
      <style:text-properties fo:color="#000000" style:font-name="Calibri2" fo:font-size="6pt" fo:language="de" fo:country="DE" fo:font-style="italic" fo:font-weight="bold" officeooo:rsid="00fc40b0" fo:background-color="transparent" loext:char-shading-value="0" style:font-name-asian="Arial" style:font-size-asian="5.25pt" style:language-asian="de" style:country-asian="DE" style:font-style-asian="italic" style:font-weight-asian="bold" style:font-name-complex="Arial" style:font-size-complex="6pt" style:language-complex="ar" style:country-complex="SA" style:font-weight-complex="bold"/>
    </style:style>
    <style:style style:name="T16" style:family="text">
      <style:text-properties fo:color="#000000" style:font-name="Calibri2" fo:font-size="2pt" fo:language="de" fo:country="DE" fo:font-style="italic" fo:font-weight="bold" officeooo:rsid="00fc40b0" fo:background-color="transparent" loext:char-shading-value="0" style:font-name-asian="Arial" style:font-size-asian="1.75pt" style:language-asian="de" style:country-asian="DE" style:font-style-asian="italic" style:font-weight-asian="bold" style:font-name-complex="Arial" style:font-size-complex="2pt" style:language-complex="ar" style:country-complex="SA" style:font-style-complex="italic" style:font-weight-complex="bold"/>
    </style:style>
    <style:style style:name="T17" style:family="text">
      <style:text-properties fo:color="#000000" style:font-name-complex="Arial"/>
    </style:style>
    <style:style style:name="T18" style:family="text">
      <style:text-properties fo:color="#000000" fo:font-size="8pt" style:font-name-asian="Arial" style:font-size-asian="8pt" style:font-name-complex="Calibri2" style:font-size-complex="8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language="de" fo:country="DE" style:font-size-asian="11pt" style:language-asian="de" style:country-asian="DE" style:font-size-complex="11pt" style:language-complex="ar" style:country-complex="SA"/>
    </style:style>
    <style:style style:name="T21" style:family="text">
      <style:text-properties style:font-name="Calibri" fo:font-size="6pt" fo:font-weight="bold" officeooo:rsid="00b6540c" style:font-size-asian="5.25pt" style:font-weight-asian="bold" style:font-name-complex="Calibri3" style:font-size-complex="6pt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30e7a8" fo:background-color="transparent" loext:char-shading-value="0"/>
    </style:style>
    <style:style style:name="T24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129eebc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130b454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ize="8pt" fo:font-weight="normal" officeooo:rsid="009cde81" style:font-name-asian="Arial" style:font-size-asian="8pt" style:font-weight-asian="normal" style:font-name-complex="Arial" style:font-size-complex="8pt" style:font-style-complex="italic" style:font-weight-complex="normal"/>
    </style:style>
    <style:style style:name="T28" style:family="text">
      <style:text-properties fo:font-size="8pt" style:font-size-asian="8pt" style:font-name-complex="Calibri2" style:font-size-complex="8pt"/>
    </style:style>
    <style:style style:name="T29" style:family="text">
      <style:text-properties officeooo:rsid="00fcfedb"/>
    </style:style>
    <style:style style:name="T30" style:family="text">
      <style:text-properties officeooo:rsid="013a2dec"/>
    </style:style>
    <style:style style:name="T31" style:family="text">
      <style:text-properties officeooo:rsid="008a749d"/>
    </style:style>
    <style:style style:name="T32" style:family="text">
      <style:text-properties officeooo:rsid="009c014c"/>
    </style:style>
    <style:style style:name="T33" style:family="text">
      <style:text-properties style:font-name-asian="Times New Roman1"/>
    </style:style>
    <style:style style:name="T34" style:family="text">
      <style:text-properties officeooo:rsid="008c23d3" style:font-name-asian="Times New Roman1"/>
    </style:style>
    <style:style style:name="T35" style:family="text">
      <style:text-properties officeooo:rsid="009c014c" style:font-name-asian="Times New Roman1"/>
    </style:style>
    <style:style style:name="T36" style:family="text">
      <style:text-properties officeooo:rsid="0082da60"/>
    </style:style>
    <style:style style:name="T37" style:family="text">
      <style:text-properties officeooo:rsid="0081c0c9"/>
    </style:style>
    <style:style style:name="T38" style:family="text">
      <style:text-properties fo:language="de" fo:country="DE" style:language-asian="de" style:country-asian="DE" style:language-complex="ar" style:country-complex="SA"/>
    </style:style>
    <style:style style:name="T39" style:family="text">
      <style:text-properties officeooo:rsid="00e78b0c"/>
    </style:style>
    <style:style style:name="T40" style:family="text">
      <style:text-properties officeooo:rsid="00e92496"/>
    </style:style>
    <style:style style:name="T41" style:family="text">
      <style:text-properties officeooo:rsid="00eb3954"/>
    </style:style>
    <style:style style:name="T42" style:family="text">
      <style:text-properties officeooo:rsid="00ec177e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dressen" table:style-name="Adressen">
        <table:table-column table:style-name="Adressen.A"/>
        <table:table-column table:style-name="Adressen.B"/>
        <table:table-row table:style-name="Adressen.1">
          <table:table-cell table:style-name="Adressen.A1" office:value-type="string">
            <text:p text:style-name="P6"><text:span text:style-name="Absatz-Standardschriftart"><text:span text:style-name="T10">$-&gt;includes/IncludeAnschriftSCstud</text:span></text:span></text:p>
          </table:table-cell>
          <table:table-cell table:style-name="Adressen.A1" office:value-type="string">
            <text:p text:style-name="P6"><text:span text:style-name="Absatz-Standardschriftart"><text:span text:style-name="T10">$-&gt;includes/IncludeInfoblock</text:span></text:span><text:span text:style-name="Absatz-Standardschriftart"><text:span text:style-name="T12">S</text:span></text:span><text:span text:style-name="Absatz-Standardschriftart"><text:span text:style-name="T13">tb</text:span></text:span></text:p>
            <text:p text:style-name="P6"><text:span text:style-name="Absatz-Standardschriftart"><text:span text:style-name="T10"/></text:span></text:p>
            <text:p text:style-name="P6"><text:span text:style-name="Absatz-Standardschriftart"><text:span text:style-name="T10"/></text:span></text:p>
            <text:p text:style-name="P7"><text:span text:style-name="Absatz-Standardschriftart"><text:span text:style-name="T11">Mannheim, </text:span></text:span><text:span text:style-name="Absatz-Standardschriftart"><text:span text:style-name="T11"><text:date style:data-style-name="N10036" text:date-value="2021-01-28T11:30:01.565000228">28.01.2021</text:date></text:span></text:span></text:p>
          </table:table-cell>
        </table:table-row>
      </table:table>
      <text:h text:style-name="P82" text:outline-level="1">S t u d i e n v e r l a u f s b e s c h e i n i g u n g</text:h>
      <text:p text:style-name="P28">Confirmation of Course of Study</text:p>
      <text:p text:style-name="P29"/>
      <text:p text:style-name="P30">Stammdaten</text:p>
      <text:p text:style-name="P32">Core Personal Data</text:p>
      <table:table table:name="StudierendenDaten" table:style-name="StudierendenDaten">
        <table:table-column table:style-name="StudierendenDaten.A"/>
        <table:table-column table:style-name="StudierendenDaten.B"/>
        <table:table-row table:style-name="TableLine208020312">
          <table:table-cell table:style-name="StudierendenDaten.A1" office:value-type="string">
            <text:p text:style-name="P56">Nachname</text:p>
            <text:p text:style-name="P8">Last Name</text:p>
          </table:table-cell>
          <table:table-cell table:style-name="StudierendenDaten.A1" office:value-type="string">
            <text:p text:style-name="P12"><text:span text:style-name="T17">$if('$$!{AntiZus}'&lt;&gt;'','$$!{AntiZus} ')</text:span>$$!{Nachname}</text:p>
          </table:table-cell>
        </table:table-row>
        <table:table-row table:style-name="TableLine208020448">
          <table:table-cell table:style-name="StudierendenDaten.A1" office:value-type="string">
            <text:p text:style-name="P56">Vorname </text:p>
            <text:p text:style-name="P8">First Name</text:p>
          </table:table-cell>
          <table:table-cell table:style-name="StudierendenDaten.A1" office:value-type="string">
            <text:p text:style-name="P12">$$!{Vorname} </text:p>
          </table:table-cell>
        </table:table-row>
        <table:table-row table:style-name="TableLine208020584">
          <table:table-cell table:style-name="StudierendenDaten.A1" office:value-type="string">
            <text:p text:style-name="P56">Geburtsdatum</text:p>
            <text:p text:style-name="P15">Date of Birth</text:p>
          </table:table-cell>
          <table:table-cell table:style-name="StudierendenDaten.A1" office:value-type="string">
            <text:p text:style-name="P18">$$!{GebDat}</text:p>
          </table:table-cell>
        </table:table-row>
        <table:table-row table:style-name="TableLine208023032">
          <table:table-cell table:style-name="StudierendenDaten.A1" office:value-type="string">
            <text:p text:style-name="P57">Geburtsort</text:p>
            <text:p text:style-name="P15">Place of Birth</text:p>
          </table:table-cell>
          <table:table-cell table:style-name="StudierendenDaten.A1" office:value-type="string">
            <text:p text:style-name="P19">$$!{GebOrt}</text:p>
          </table:table-cell>
        </table:table-row>
        <table:table-row table:style-name="TableLine208023440">
          <table:table-cell table:style-name="StudierendenDaten.A1" office:value-type="string">
            <text:p text:style-name="P57">Postanschrift </text:p>
            <text:p text:style-name="P59">Mail Address</text:p>
          </table:table-cell>
          <table:table-cell table:style-name="StudierendenDaten.A1" office:value-type="string">
            <text:p text:style-name="P9">$$!{Strasse}$if('$$!{Strasse}'&lt;&gt;'',', ')$$!{Plz} $$!{Ort}</text:p>
          </table:table-cell>
        </table:table-row>
        <table:table-row table:style-name="TableLine208020856">
          <table:table-cell table:style-name="StudierendenDaten.A1" office:value-type="string">
            <text:p text:style-name="P57">Status </text:p>
            <text:p text:style-name="P16">Status</text:p>
          </table:table-cell>
          <table:table-cell table:style-name="StudierendenDaten.A1" office:value-type="string">
            <text:p text:style-name="P20">$$Status $if('$$!{ExmaDat}' <text:s/>&lt;&gt;'',' zum:' $$!{ExmaDat})</text:p>
            <text:p text:style-name="P17">$$!Status_en</text:p>
          </table:table-cell>
        </table:table-row>
        <table:table-row table:style-name="TableLine208021128">
          <table:table-cell table:style-name="StudierendenDaten.A1" office:value-type="string">
            <text:p text:style-name="P57">Studientyp </text:p>
            <text:p text:style-name="P60">Mode of Study</text:p>
          </table:table-cell>
          <table:table-cell table:style-name="StudierendenDaten.A1" office:value-type="string">
            <text:p text:style-name="P21">$if('$$!{.StuTyp}'&lt;&gt;'',$$!{.StuTyp} ,'Vollzeitstudium')</text:p>
            <text:p text:style-name="P10">$if('$$!{.StuTyp}'&lt;&gt;'',$$!{.StuTyp_en} ,'Full-Time Student')</text:p>
          </table:table-cell>
        </table:table-row>
        <table:table-row table:style-name="TableLine208019224">
          <table:table-cell table:style-name="StudierendenDaten.A1" office:value-type="string">
            <text:p text:style-name="P58">Hochschulsemester </text:p>
            <text:p text:style-name="P66">Semesters Enrolled at a German HEI</text:p>
          </table:table-cell>
          <table:table-cell table:style-name="StudierendenDaten.A1" office:value-type="string">
            <text:p text:style-name="P22">$$!{Hssem}</text:p>
          </table:table-cell>
        </table:table-row>
        <table:table-row table:style-name="TableLine208019496">
          <table:table-cell table:style-name="StudierendenDaten.A1" office:value-type="string">
            <text:p text:style-name="P57">Urlaubssemester</text:p>
            <text:p text:style-name="P61">Semester on Academic Leave of Absence</text:p>
          </table:table-cell>
          <table:table-cell table:style-name="StudierendenDaten.A1" office:value-type="string">
            <text:p text:style-name="P13"><text:span text:style-name="T22">$$!</text:span><text:span text:style-name="T23">{</text:span><text:span text:style-name="T22">Urlsem</text:span><text:span text:style-name="T23">}</text:span></text:p>
          </table:table-cell>
        </table:table-row>
        <table:table-row table:style-name="TableLine208021264">
          <table:table-cell table:style-name="StudierendenDaten.A1" office:value-type="string">
            <text:p text:style-name="P57">Immatrikuliert an der Hochschule am </text:p>
            <text:p text:style-name="P16">Date of Enrollment</text:p>
          </table:table-cell>
          <table:table-cell table:style-name="StudierendenDaten.A1" office:value-type="string">
            <text:p text:style-name="P14">$$!{EinschrDat}</text:p>
          </table:table-cell>
        </table:table-row>
      </table:table>
      <text:p text:style-name="P38"><text:span text:style-name="Strong_20_Emphasis"><text:span text:style-name="T21"/></text:span></text:p>
      <text:p text:style-name="P67"/>
      <text:p text:style-name="P83">Abschlussprüfungen an der Universität Mannheim <text:span text:style-name="T39">(FGL TEST) <text:line-break/></text:span><text:span text:style-name="T40">Todo: Alternative zu $$AbschlDatum zum Verbergen des Abschnitts.</text:span></text:p>
      <text:p text:style-name="P41">Final Examination at the Universität Mannheim</text:p>
      <text:p text:style-name="P41"/>
      <text:p text:style-name="P85">/Root/Data/Rows/Element/publishRequest/Semestern/SemesterOfExaminationStartGeneralZZZ</text:p>
      <text:p text:style-name="P85">$$Rows<text:span text:style-name="T42">[0]</text:span>.publishRequests.Semestern.SemesterOfExaminationStartGeneralZZZ.termYear</text:p>
      <text:p text:style-name="P41"/>
      <text:p text:style-name="P42"/>
      <text:section text:style-name="Sect1" text:name="einblenden wenn kein Abschlussdatum" text:condition="ooow:&quot;$$!AbschlDatum&quot;!=&quot;&quot;" text:is-hidden="true" text:display="condition">
        <text:p text:style-name="P11"><text:span text:style-name="Absatz-Standardschriftart"><text:span text:style-name="T24">$if('$$!AbschlDatum'=='', '</text:span></text:span><text:span text:style-name="Absatz-Standardschriftart"><text:span text:style-name="T25">K</text:span></text:span><text:span text:style-name="Absatz-Standardschriftart"><text:span text:style-name="T24">eine Abschlussprüfung abgelegt'</text:span></text:span><text:span text:style-name="Absatz-Standardschriftart"><text:span text:style-name="T26">)</text:span></text:span></text:p>
        <text:p text:style-name="P27"><text:span text:style-name="Absatz-Standardschriftart"><text:span text:style-name="T27">$if('$$!AbschlDatum'=='', 'No final examination taken')</text:span></text:span></text:p>
      </text:section>
      <text:section text:style-name="Sect2" text:name="ausblenden wenn kein Abschlussdatum" text:condition="ooow:&quot;$$!AbschlDatum&quot;==&quot;&quot;" text:is-hidden="true">
        <text:p text:style-name="P27"><text:span text:style-name="Strong_20_Emphasis"><text:span text:style-name="T16"/></text:span></text:p>
        <table:table table:name="$${ROWCONTEXTS=allFinalExams,:finalExams}" table:style-name="_24__24__7b_ROWCONTEXTS_3d_allFinalExams_2c__3a_finalExams_7d_">
          <table:table-column table:style-name="_24__24__7b_ROWCONTEXTS_3d_allFinalExams_2c__3a_finalExams_7d_.A"/>
          <table:table-column table:style-name="_24__24__7b_ROWCONTEXTS_3d_allFinalExams_2c__3a_finalExams_7d_.B"/>
          <table:table-column table:style-name="_24__24__7b_ROWCONTEXTS_3d_allFinalExams_2c__3a_finalExams_7d_.C"/>
          <table:table-column table:style-name="_24__24__7b_ROWCONTEXTS_3d_allFinalExams_2c__3a_finalExams_7d_.D"/>
          <table:table-column table:style-name="_24__24__7b_ROWCONTEXTS_3d_allFinalExams_2c__3a_finalExams_7d_.E"/>
          <table:table-header-rows>
            <table:table-row table:style-name="_24__24__7b_ROWCONTEXTS_3d_allFinalExams_2c__3a_finalExams_7d_.1">
              <table:table-cell table:style-name="_24__24__7b_ROWCONTEXTS_3d_allFinalExams_2c__3a_finalExams_7d_.A1" office:value-type="string">
                <text:p text:style-name="P25">Datum</text:p>
                <text:p text:style-name="P23">Date</text:p>
              </table:table-cell>
              <table:table-cell table:style-name="_24__24__7b_ROWCONTEXTS_3d_allFinalExams_2c__3a_finalExams_7d_.B1" office:value-type="string">
                <text:p text:style-name="P25">Statu<text:span text:style-name="T29">s</text:span></text:p>
                <text:p text:style-name="P24">Status</text:p>
              </table:table-cell>
              <table:table-cell table:style-name="_24__24__7b_ROWCONTEXTS_3d_allFinalExams_2c__3a_finalExams_7d_.C1" office:value-type="string">
                <text:p text:style-name="P25">Abschluss</text:p>
                <text:p text:style-name="P23">Degree</text:p>
              </table:table-cell>
              <table:table-cell table:style-name="_24__24__7b_ROWCONTEXTS_3d_allFinalExams_2c__3a_finalExams_7d_.D1" office:value-type="string">
                <text:p text:style-name="P25">Studienfach</text:p>
                <text:p text:style-name="P23">Subject</text:p>
              </table:table-cell>
              <table:table-cell table:style-name="_24__24__7b_ROWCONTEXTS_3d_allFinalExams_2c__3a_finalExams_7d_.E1" office:value-type="string">
                <text:p text:style-name="P26">Fachsemester </text:p>
                <text:p text:style-name="P23">Subject-Specific Semester</text:p>
              </table:table-cell>
            </table:table-row>
          </table:table-header-rows>
          <table:table-row table:style-name="_24__24__7b_ROWCONTEXTS_3d_allFinalExams_2c__3a_finalExams_7d_.2">
            <table:table-cell table:style-name="_24__24__7b_ROWCONTEXTS_3d_allFinalExams_2c__3a_finalExams_7d_.A2" office:value-type="string">
              <text:p text:style-name="P69">$$!igno<office:annotation><dc:creator>Unbekannter Autor</dc:creator><dc:date>2020-11-24T14:53:09.569000000</dc:date><text:p text:style-name="P86"><text:span text:style-name="T43">$if('1'=='1',skip)</text:span></text:p></office:annotation>rieren</text:p>
            </table:table-cell>
            <table:table-cell table:style-name="_24__24__7b_ROWCONTEXTS_3d_allFinalExams_2c__3a_finalExams_7d_.B2" office:value-type="string">
              <text:p text:style-name="P75"/>
            </table:table-cell>
            <table:table-cell table:style-name="_24__24__7b_ROWCONTEXTS_3d_allFinalExams_2c__3a_finalExams_7d_.C2" office:value-type="string">
              <text:p text:style-name="P79"/>
            </table:table-cell>
            <table:table-cell table:style-name="_24__24__7b_ROWCONTEXTS_3d_allFinalExams_2c__3a_finalExams_7d_.D2" office:value-type="string">
              <text:p text:style-name="P80"/>
            </table:table-cell>
            <table:table-cell table:style-name="_24__24__7b_ROWCONTEXTS_3d_allFinalExams_2c__3a_finalExams_7d_.E2" office:value-type="string">
              <text:p text:style-name="P76"/>
            </table:table-cell>
          </table:table-row>
          <table:table-row table:style-name="_24__24__7b_ROWCONTEXTS_3d_allFinalExams_2c__3a_finalExams_7d_.3">
            <table:table-cell table:style-name="_24__24__7b_ROWCONTEXTS_3d_allFinalExams_2c__3a_finalExams_7d_.A3" office:value-type="string">
              <text:p text:style-name="P68">$$!AbschlDatum</text:p>
            </table:table-cell>
            <table:table-cell table:style-name="_24__24__7b_ROWCONTEXTS_3d_allFinalExams_2c__3a_finalExams_7d_.B3" office:value-type="string">
              <text:p text:style-name="P72">$$!Pruefungsstatus<text:span text:style-name="T30">D</text:span></text:p>
              <text:p text:style-name="P74">$$!Pruefungsstatus<text:span text:style-name="T30">D_en</text:span></text:p>
              <text:p text:style-name="P70"><text:span text:style-name="Absatz-Standardschriftart"><text:span text:style-name="T14"/></text:span></text:p>
            </table:table-cell>
            <table:table-cell table:style-name="_24__24__7b_ROWCONTEXTS_3d_allFinalExams_2c__3a_finalExams_7d_.C3" office:value-type="string">
              <text:p text:style-name="P77">$if('$$!{.$$AbschlD}'=='Master','Master of Science',$$AbschlD)</text:p>
              <text:p text:style-name="P81"><text:span text:style-name="T31">$$</text:span>AbschlD_en</text:p>
            </table:table-cell>
            <table:table-cell table:style-name="_24__24__7b_ROWCONTEXTS_3d_allFinalExams_2c__3a_finalExams_7d_.D3" office:value-type="string">
              <text:p text:style-name="P78">$$!<text:span text:style-name="T32">Fach</text:span>D</text:p>
              <text:p text:style-name="P71"><text:span text:style-name="T34">$$!</text:span><text:span text:style-name="T35">Fach</text:span><text:span text:style-name="T33">D_</text:span><text:span text:style-name="T34">en</text:span></text:p>
            </table:table-cell>
            <table:table-cell table:style-name="_24__24__7b_ROWCONTEXTS_3d_allFinalExams_2c__3a_finalExams_7d_.E3" office:value-type="string">
              <text:p text:style-name="P73">$$FachSem</text:p>
              <text:p text:style-name="P54">$$StgAnfSemK</text:p>
            </table:table-cell>
          </table:table-row>
        </table:table>
        <text:p text:style-name="P40"/>
      </text:section>
      <text:p text:style-name="P43"/>
      <text:p text:style-name="P31"><text:span text:style-name="T19">Studienverlauf</text:span> </text:p>
      <text:p text:style-name="P39">Course of Study</text:p>
      <text:p text:style-name="P34"/>
      <text:p text:style-name="P34"/>
      <table:table table:name="$${ROWCONTEXTS=allStudyPeriodsReverse,:progressStudyNrList:progressList}" table:style-name="_24__24__7b_ROWCONTEXTS_3d_allStudyPeriodsReverse_2c__3a_progressStudyNrList_3a_progressList_7d_">
        <table:table-column table:style-name="_24__24__7b_ROWCONTEXTS_3d_allStudyPeriodsReverse_2c__3a_progressStudyNrList_3a_progressList_7d_.A"/>
        <table:table-column table:style-name="_24__24__7b_ROWCONTEXTS_3d_allStudyPeriodsReverse_2c__3a_progressStudyNrList_3a_progressList_7d_.B"/>
        <table:table-column table:style-name="_24__24__7b_ROWCONTEXTS_3d_allStudyPeriodsReverse_2c__3a_progressStudyNrList_3a_progressList_7d_.C"/>
        <table:table-column table:style-name="_24__24__7b_ROWCONTEXTS_3d_allStudyPeriodsReverse_2c__3a_progressStudyNrList_3a_progressList_7d_.D"/>
        <table:table-column table:style-name="_24__24__7b_ROWCONTEXTS_3d_allStudyPeriodsReverse_2c__3a_progressStudyNrList_3a_progressList_7d_.E"/>
        <table:table-column table:style-name="_24__24__7b_ROWCONTEXTS_3d_allStudyPeriodsReverse_2c__3a_progressStudyNrList_3a_progressList_7d_.F"/>
        <table:table-header-rows>
          <table:table-row table:style-name="_24__24__7b_ROWCONTEXTS_3d_allStudyPeriodsReverse_2c__3a_progressStudyNrList_3a_progressList_7d_.1">
            <table:table-cell table:style-name="_24__24__7b_ROWCONTEXTS_3d_allStudyPeriodsReverse_2c__3a_progressStudyNrList_3a_progressList_7d_.A1" office:value-type="string">
              <text:p text:style-name="P63">Semester</text:p>
              <text:p text:style-name="P44">Semester</text:p>
            </table:table-cell>
            <table:table-cell table:style-name="_24__24__7b_ROWCONTEXTS_3d_allStudyPeriodsReverse_2c__3a_progressStudyNrList_3a_progressList_7d_.A1" office:value-type="string">
              <text:p text:style-name="P63">Status</text:p>
              <text:p text:style-name="P46">Status</text:p>
            </table:table-cell>
            <table:table-cell table:style-name="_24__24__7b_ROWCONTEXTS_3d_allStudyPeriodsReverse_2c__3a_progressStudyNrList_3a_progressList_7d_.A1" office:value-type="string">
              <text:p text:style-name="P63">Abschluss</text:p>
              <text:p text:style-name="P44">Degree</text:p>
            </table:table-cell>
            <table:table-cell table:style-name="_24__24__7b_ROWCONTEXTS_3d_allStudyPeriodsReverse_2c__3a_progressStudyNrList_3a_progressList_7d_.A1" office:value-type="string">
              <text:p text:style-name="P63">Studienfach</text:p>
              <text:p text:style-name="P62">Subject</text:p>
            </table:table-cell>
            <table:table-cell table:style-name="_24__24__7b_ROWCONTEXTS_3d_allStudyPeriodsReverse_2c__3a_progressStudyNrList_3a_progressList_7d_.A1" office:value-type="string">
              <text:p text:style-name="P63">Fachart</text:p>
              <text:p text:style-name="P33">Subject Type</text:p>
            </table:table-cell>
            <table:table-cell table:style-name="_24__24__7b_ROWCONTEXTS_3d_allStudyPeriodsReverse_2c__3a_progressStudyNrList_3a_progressList_7d_.F1" office:value-type="string">
              <text:p text:style-name="P64"><text:span text:style-name="T36">Fachs</text:span>em<text:span text:style-name="T37">ester</text:span></text:p>
              <text:p text:style-name="P45">Subject-Specific Semester</text:p>
            </table:table-cell>
          </table:table-row>
        </table:table-header-rows>
        <table:table-row table:style-name="_24__24__7b_ROWCONTEXTS_3d_allStudyPeriodsReverse_2c__3a_progressStudyNrList_3a_progressList_7d_.2">
          <table:table-cell table:style-name="_24__24__7b_ROWCONTEXTS_3d_allStudyPeriodsReverse_2c__3a_progressStudyNrList_3a_progressList_7d_.A2" office:value-type="string">
            <text:p text:style-name="P65"/>
          </table:table-cell>
          <table:table-cell table:style-name="_24__24__7b_ROWCONTEXTS_3d_allStudyPeriodsReverse_2c__3a_progressStudyNrList_3a_progressList_7d_.A2" office:value-type="string">
            <text:p text:style-name="P65"/>
          </table:table-cell>
          <table:table-cell table:style-name="_24__24__7b_ROWCONTEXTS_3d_allStudyPeriodsReverse_2c__3a_progressStudyNrList_3a_progressList_7d_.A2" office:value-type="string">
            <text:p text:style-name="P65"/>
          </table:table-cell>
          <table:table-cell table:style-name="_24__24__7b_ROWCONTEXTS_3d_allStudyPeriodsReverse_2c__3a_progressStudyNrList_3a_progressList_7d_.A2" office:value-type="string">
            <text:p text:style-name="P65"/>
          </table:table-cell>
          <table:table-cell table:style-name="_24__24__7b_ROWCONTEXTS_3d_allStudyPeriodsReverse_2c__3a_progressStudyNrList_3a_progressList_7d_.A2" office:value-type="string">
            <text:p text:style-name="P65"/>
          </table:table-cell>
          <table:table-cell table:style-name="_24__24__7b_ROWCONTEXTS_3d_allStudyPeriodsReverse_2c__3a_progressStudyNrList_3a_progressList_7d_.F2" office:value-type="string">
            <text:p text:style-name="P50"><office:annotation><dc:creator>Unbekannter Autor</dc:creator><dc:date>2020-02-21T11:43:25.599000000</dc:date><text:p text:style-name="P87"><text:span text:style-name="T44">$if('1'=='1',skip)</text:span></text:p></office:annotation><text:s/></text:p>
          </table:table-cell>
        </table:table-row>
        <table:table-row table:style-name="_24__24__7b_ROWCONTEXTS_3d_allStudyPeriodsReverse_2c__3a_progressStudyNrList_3a_progressList_7d_.3">
          <table:table-cell table:style-name="_24__24__7b_ROWCONTEXTS_3d_allStudyPeriodsReverse_2c__3a_progressStudyNrList_3a_progressList_7d_.A1" office:value-type="string">
            <text:p text:style-name="P53">$$StgAnfSemK</text:p>
          </table:table-cell>
          <table:table-cell table:style-name="_24__24__7b_ROWCONTEXTS_3d_allStudyPeriodsReverse_2c__3a_progressStudyNrList_3a_progressList_7d_.A1" office:value-type="string">
            <text:p text:style-name="P51">$$FachStatusD </text:p>
            <text:p text:style-name="P55"><text:span text:style-name="T28">$$!FachStatus</text:span><text:span text:style-name="T18">D_en</text:span></text:p>
          </table:table-cell>
          <table:table-cell table:style-name="_24__24__7b_ROWCONTEXTS_3d_allStudyPeriodsReverse_2c__3a_progressStudyNrList_3a_progressList_7d_.A1" office:value-type="string">
            <text:p text:style-name="P47">$if('$$!AcademicdegreeValue.defaulttext'=='','$$AbschlD','$$!AcademicdegreeValue.defaulttext')</text:p>
          </table:table-cell>
          <table:table-cell table:style-name="_24__24__7b_ROWCONTEXTS_3d_allStudyPeriodsReverse_2c__3a_progressStudyNrList_3a_progressList_7d_.A1" office:value-type="string">
            <text:p text:style-name="P35"><text:span text:style-name="Absatz-Standardschriftart"><text:span text:style-name="T20">$if('$$!FachD'=='Master MMM', 'Mannheim Master in Management',$if('$$!FachD'=='Betriebswirtschaftslehre', 'Betriebswirtschafts- lehre','$$!FachL')</text:span></text:span></text:p>
            <text:p text:style-name="P36"><text:span text:style-name="Absatz-Standardschriftart"><text:span text:style-name="T38">$$FachL_en</text:span></text:span></text:p>
          </table:table-cell>
          <table:table-cell table:style-name="_24__24__7b_ROWCONTEXTS_3d_allStudyPeriodsReverse_2c__3a_progressStudyNrList_3a_progressList_7d_.A1" office:value-type="string">
            <text:p text:style-name="P52"><text:span text:style-name="T9">$$Kzfa</text:span><text:line-break/><text:span text:style-name="T5">$$Kzfa_</text:span><text:span text:style-name="T6">en</text:span></text:p>
          </table:table-cell>
          <table:table-cell table:style-name="_24__24__7b_ROWCONTEXTS_3d_allStudyPeriodsReverse_2c__3a_progressStudyNrList_3a_progressList_7d_.F1" office:value-type="string">
            <text:p text:style-name="P48">$<office:annotation><dc:creator>Gerlinde Allnoch</dc:creator><dc:date>2020-02-05T11:03:40.690000000</dc:date><loext:sender-initials>GA</loext:sender-initials><text:p text:style-name="P87"><text:span text:style-name="T44">$if('$$!{FachL}'=='Bildungswissenschaften und Fachdidaktik',skip)</text:span></text:p></office:annotation>$FachSem</text:p>
            <text:p text:style-name="P48"/>
            <text:p text:style-name="P49"/>
          </table:table-cell>
        </table:table-row>
      </table:table>
      <text:p text:style-name="P37"><text:span text:style-name="Strong_20_Emphasis"><text:span text:style-name="T1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Calibri" svg:font-family="Calibri" style:font-family-generic="swiss"/>
    <style:font-face style:name="Arial2" svg:font-family="Arial" style:font-family-generic="system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" svg:font-family="N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1" fo:font-family="Calibri" style:font-family-generic="roman" style:font-pitch="variable" fo:font-size="11pt" fo:language="de" fo:country="D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1" fo:font-family="Calibri" style:font-family-generic="roman" style:font-pitch="variable" fo:font-size="10pt" fo:language="de" fo:country="DE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2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loext:contextual-spacing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2" fo:font-size="11pt" officeooo:rsid="002b936a" officeooo:paragraph-rsid="00794fdd" style:font-size-asian="11pt" style:font-size-complex="11pt"/>
    </style:style>
    <style:style style:name="MP2" style:family="paragraph" style:parent-style-name="Text_20_body_20__28_user_29_">
      <style:paragraph-properties fo:margin-left="0cm" fo:margin-right="0cm" fo:margin-top="0cm" fo:margin-bottom="0.011cm" loext:contextual-spacing="false" fo:text-indent="0cm" style:auto-text-indent="false" style:writing-mode="lr-tb">
        <style:tab-stops/>
      </style:paragraph-properties>
      <style:text-properties fo:font-size="10pt" officeooo:paragraph-rsid="00cd223d" style:font-size-asian="10pt" style:font-size-complex="10pt"/>
    </style:style>
    <style:style style:name="MP3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style:font-name="Calibri2" fo:font-size="8pt" officeooo:paragraph-rsid="00cd223d" style:font-size-asian="8pt" style:font-name-complex="Calibri2" style:font-size-complex="8pt"/>
    </style:style>
    <style:style style:name="MP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>
        <style:tab-stops/>
      </style:paragraph-properties>
      <style:text-properties fo:color="#000000" style:font-name="Calibri2" fo:font-size="8pt" fo:language="en" fo:country="US" fo:font-style="italic" officeooo:paragraph-rsid="00cd223d" style:font-size-asian="8pt" style:font-style-asian="italic" style:font-name-complex="Calibri2" style:font-size-complex="8pt" style:font-style-complex="italic"/>
    </style:style>
    <style:style style:name="MP5" style:family="paragraph" style:parent-style-name="Header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vertical-align="auto" style:writing-mode="lr-tb">
        <style:tab-stops/>
      </style:paragraph-properties>
      <style:text-properties fo:color="#000000" style:font-name="Calibri2" fo:font-size="11pt" fo:language="en" fo:country="US" fo:font-style="italic" officeooo:rsid="002b936a" officeooo:paragraph-rsid="00cd223d" style:font-size-asian="11pt" style:font-style-asian="italic" style:font-name-complex="Calibri2" style:font-size-complex="11pt" style:font-style-complex="italic" fo:hyphenate="false" fo:hyphenation-remain-char-count="2" fo:hyphenation-push-char-count="2" loext:hyphenation-no-caps="false"/>
    </style:style>
    <style:style style:name="MT1" style:family="text">
      <style:text-properties officeooo:rsid="00d07a88"/>
    </style:style>
    <style:style style:name="MT2" style:family="text">
      <style:text-properties officeooo:rsid="00a4d7e3"/>
    </style:style>
    <style:style style:name="MT3" style:family="text">
      <style:text-properties style:font-name="Calibri2" fo:font-size="8pt" style:font-size-asian="8pt" style:font-name-complex="Calibri2" style:font-size-complex="8pt"/>
    </style:style>
    <style:style style:name="MT4" style:family="text">
      <style:text-properties style:use-window-font-color="true" style:text-outline="false" style:text-line-through-style="none" style:text-line-through-type="none" style:font-name="Calibri2" fo:font-size="8pt" fo:language="de" fo:country="DE" fo:font-style="normal" fo:text-shadow="none" style:text-underline-style="none" fo:font-weight="normal" style:font-size-asian="8pt" style:font-style-asian="normal" style:font-weight-asian="normal" style:font-name-complex="Calibri2" style:font-size-complex="8pt" style:font-style-complex="normal" style:font-weight-complex="bold" style:text-overline-style="none" style:text-overline-color="font-color"/>
    </style:style>
    <style:style style:name="MT5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style style:name="MT6" style:family="text">
      <style:text-properties style:text-outline="false" style:text-line-through-style="none" style:text-line-through-type="none" fo:font-size="8pt" fo:font-style="normal" fo:text-shadow="none" style:text-underline-style="none" fo:font-weight="normal" officeooo:rsid="010fc8aa" style:letter-kerning="true" style:font-name-asian="Arial" style:font-size-asian="8pt" style:font-style-asian="normal" style:font-weight-asian="normal" style:font-size-complex="8pt" style:language-complex="ar" style:country-complex="SA" style:font-style-complex="normal" style:font-weight-complex="bold" style:text-overline-style="none" style:text-overline-color="font-color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-&gt;includes/KopfLogoDezIIS<text:span text:style-name="MT1">tb</text:span><text:span text:style-name="MT2">Info</text:span></text:p>
      </style:header>
      <style:footer>
        <text:p text:style-name="MP2"><text:span text:style-name="MT3">Mannheim, </text:span><text:span text:style-name="Absatz-Standardschriftart"><text:span text:style-name="MT4">$$TODAY</text:span></text:span></text:p>
        <text:p text:style-name="MP3">Diese Bescheinigung wurde maschinell erstellt und ist ohne Unterschrift gültig. Zusätze und Änderungen bedürfen der ausdrücklichen Bestätigung durch das Studienbüro.</text:p>
        <text:p text:style-name="MP4">This certificate has been issued electronically and is valid without a signature. Additions and changes must be expressly confirmed by Student Services.</text:p>
        <text:p text:style-name="MP5"><text:span text:style-name="Absatz-Standardschriftart"><text:span text:style-name="MT5">$-&gt;includes/Fuss-vsa-</text:span></text:span><text:span text:style-name="Absatz-Standardschriftart"><text:span text:style-name="MT6">mS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21H18S</meta:editing-duration>
    <meta:editing-cycles>177</meta:editing-cycles>
    <meta:generator>LibreOffice/6.4.7.2$Windows_x86 LibreOffice_project/639b8ac485750d5696d7590a72ef1b496725cfb5</meta:generator>
    <dc:date>2021-01-28T11:30:01.230000000</dc:date>
    <meta:document-statistic meta:table-count="4" meta:image-count="0" meta:object-count="0" meta:page-count="2" meta:paragraph-count="91" meta:word-count="234" meta:character-count="2329" meta:non-whitespace-character-count="2172"/>
  </office:meta>
</office:document-meta>
</file>